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64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70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/>
    </style:style>
    <style:style style:name="ce2" style:family="table-cell" style:parent-style-name="Default">
      <style:table-cell-properties fo:background-color="#ffdbb6"/>
    </style:style>
    <style:style style:name="ce3" style:family="table-cell" style:parent-style-name="Default">
      <style:table-cell-properties fo:background-color="#dedce6"/>
    </style:style>
    <style:style style:name="ce8" style:family="table-cell" style:parent-style-name="Default">
      <style:text-properties style:text-underline-style="none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AY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Spaguetthi Carbonara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style-name="ce2" office:value-type="string" calcext:value-type="string">
            <text:p>Macarrones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style-name="ce2" office:value-type="string" calcext:value-type="string">
            <text:p>Spaguetthi Boloñesa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style-name="ce3" office:value-type="string" calcext:value-type="string">
            <text:p>Pizz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Hotdo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Taco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Vegetables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Salad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Steak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Hamburger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Sausages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Lentejas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Salmo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Arroz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Merluza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Soup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Pepi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Ñoquis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/>
          <table:table-cell table:style-name="ce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4">00/00/0000</text:date>, <text:time style:data-style-name="N2" text:time-value="15:52:15.11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4T12:36:41.205000000</meta:creation-date>
    <dc:date>2024-07-24T16:24:52.777000000</dc:date>
    <meta:editing-duration>PT2H19M27S</meta:editing-duration>
    <meta:editing-cycles>3</meta:editing-cycles>
    <meta:generator>LibreOffice/7.5.4.2$Windows_X86_64 LibreOffice_project/36ccfdc35048b057fd9854c757a8b67ec53977b6</meta:generator>
    <meta:document-statistic meta:table-count="1" meta:cell-count="40" meta:object-count="0"/>
  </office:meta>
</office:document-meta>
</file>